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INSTITUTO DE EDUCACION SUPERIOR TECNOLOGICO PUBLICO DE ABANCAY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NTA CRUZ VARGAS, JOSE CARLO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1300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2:23:0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